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99480" officeooo:paragraph-rsid="00199480"/>
    </style:style>
    <style:style style:name="P9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officeooo:rsid="0010be29" officeooo:paragraph-rsid="0010be29"/>
    </style:style>
    <style:style style:name="P12" style:family="paragraph" style:parent-style-name="Table_20_Contents">
      <style:text-properties officeooo:rsid="001b0351" officeooo:paragraph-rsid="001b0351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a957b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b5106" style:font-style-asian="normal" style:font-weight-asian="normal" style:font-style-complex="normal" style:font-weight-complex="normal"/>
    </style:style>
    <style:style style:name="T5" style:family="text">
      <style:text-properties officeooo:rsid="00199480"/>
    </style:style>
    <style:style style:name="T6" style:family="text">
      <style:text-properties officeooo:rsid="001b0351"/>
    </style:style>
    <style:style style:name="T7" style:family="text">
      <style:text-properties officeooo:rsid="001b51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Gérer un compte membre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12">Renouveller son abonnement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6">L'acteur désire <text:span text:style-name="T6">renouveller son abonnement</text:span>.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6">Utilisateur-m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6">L'acteur doit être authentifié <text:span text:style-name="T7">et sa carte de crédit doit être valide.</text:span>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8"><text:span text:style-name="T6">Aucune</text:span>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5"/>
      <text:p text:style-name="P4">Lorsque l'utilisateur désire <text:span text:style-name="T6">renouveller </text:span>son compte, il doit tout d'abord s'authentifier. <text:span text:style-name="T6">Un utilisateur peut renouveller son abonnement parce qu'il n'aura bientôt plus de crédits disponibles. </text:span>.</text:p>
      <text:p text:style-name="P3"/>
      <text:p text:style-name="P2">Scénario d'opération</text:p>
      <text:list xml:id="list2475735599905212615" text:style-name="L1">
        <text:list-item>
          <text:p text:style-name="P9">L'utilisateur s'authentifie et passe alors au status de « membre ».</text:p>
        </text:list-item>
        <text:list-item>
          <text:p text:style-name="P11"><text:span text:style-name="T2">L</text:span><text:span text:style-name="T1">e membre a désormais accès à son compte et peut </text:span><text:span text:style-name="T4">renouveller</text:span><text:span text:style-name="T3"> son abonnement</text:span><text:span text:style-name="T1">.</text:span></text:p>
        </text:list-item>
        <text:list-item>
          <text:p text:style-name="P10">Lorsqu'il désire <text:span text:style-name="T7">renouveller</text:span> son abonnement, un message de confirmation surviendra.</text:p>
          <text:list>
            <text:list-item>
              <text:p text:style-name="P10">Si le membre confirmation <text:span text:style-name="T7">le renouvellement</text:span>, </text:p>
            </text:list-item>
            <text:list-item>
              <text:p text:style-name="P10">Si le membre ne confirme pas la désinscription, aucune action n'est effectuée sur le compte du membre et est redirigé vers la page de gestion de son compte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3T15:00:08.434178589</dc:date>
    <meta:editing-duration>PT41M38S</meta:editing-duration>
    <meta:editing-cycles>10</meta:editing-cycles>
    <meta:generator>LibreOffice/4.4.7.2$Linux_X86_64 LibreOffice_project/40m0$Build-2</meta:generator>
    <meta:document-statistic meta:table-count="1" meta:image-count="0" meta:object-count="0" meta:page-count="1" meta:paragraph-count="23" meta:word-count="141" meta:character-count="955" meta:non-whitespace-character-count="841"/>
  </office:meta>
</office:document-meta>
</file>